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officeooo:rsid="002f8094" officeooo:paragraph-rsid="002f8094" style:font-weight-asian="normal" style:font-weight-complex="normal"/>
    </style:style>
    <style:style style:name="P4" style:family="paragraph" style:parent-style-name="Standard">
      <style:text-properties fo:font-weight="normal" officeooo:paragraph-rsid="002f8094" style:font-weight-asian="normal" style:font-weight-complex="normal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rsid="002ceb1d" style:font-weight-asian="bold" style:font-weight-complex="bold"/>
    </style:style>
    <style:style style:name="P7" style:family="paragraph" style:parent-style-name="Standard">
      <style:text-properties officeooo:rsid="002e23d4" officeooo:paragraph-rsid="002e23d4"/>
    </style:style>
    <style:style style:name="P8" style:family="paragraph" style:parent-style-name="Standard">
      <style:text-properties officeooo:rsid="0030b167" officeooo:paragraph-rsid="0030b167"/>
    </style:style>
    <style:style style:name="P9" style:family="paragraph" style:parent-style-name="Standard" style:list-style-name="L1"/>
    <style:style style:name="P10" style:family="paragraph" style:parent-style-name="Standard" style:list-style-name="L1">
      <style:text-properties officeooo:paragraph-rsid="002f8094"/>
    </style:style>
    <style:style style:name="P11" style:family="paragraph" style:parent-style-name="Standard" style:list-style-name="L1">
      <style:text-properties officeooo:rsid="002f8094" officeooo:paragraph-rsid="002f8094"/>
    </style:style>
    <style:style style:name="P12" style:family="paragraph" style:parent-style-name="Standard" style:list-style-name="L1">
      <style:text-properties fo:font-weight="normal" officeooo:rsid="002f8094" officeooo:paragraph-rsid="002f8094" style:font-weight-asian="normal" style:font-weight-complex="normal"/>
    </style:style>
    <style:style style:name="P13" style:family="paragraph" style:parent-style-name="Standard">
      <style:text-properties fo:font-weight="normal" officeooo:rsid="002f8094" officeooo:paragraph-rsid="002f8094" style:font-weight-asian="normal" style:font-weight-complex="normal"/>
    </style:style>
    <style:style style:name="P14" style:family="paragraph" style:parent-style-name="Standard">
      <style:text-properties fo:font-weight="normal" style:font-weight-asian="normal" style:font-weight-complex="normal"/>
    </style:style>
    <style:style style:name="P15" style:family="paragraph" style:parent-style-name="Standard">
      <style:text-properties fo:font-weight="normal" officeooo:paragraph-rsid="0038e04e" style:font-weight-asian="normal" style:font-weight-complex="normal"/>
    </style:style>
    <style:style style:name="P16" style:family="paragraph" style:parent-style-name="Standard">
      <style:text-properties fo:color="#3d5afe" loext:opacity="100%" officeooo:rsid="002e23d4" officeooo:paragraph-rsid="002e23d4"/>
    </style:style>
    <style:style style:name="P17" style:family="paragraph" style:parent-style-name="Standard">
      <style:text-properties fo:color="#3d5afe" loext:opacity="100%" fo:font-weight="normal" officeooo:paragraph-rsid="0038e04e" style:font-weight-asian="normal" style:font-weight-complex="normal"/>
    </style:style>
    <style:style style:name="P18" style:family="paragraph" style:parent-style-name="Standard">
      <style:text-properties fo:color="#3d5afe" loext:opacity="100%" fo:font-weight="normal" style:font-weight-asian="normal" style:font-weight-complex="normal"/>
    </style:style>
    <style:style style:name="P19" style:family="paragraph" style:parent-style-name="Standard">
      <style:text-properties fo:color="#3d5afe" loext:opacity="100%" fo:font-weight="normal" officeooo:paragraph-rsid="003f41a9" style:font-weight-asian="normal" style:font-weight-complex="normal"/>
    </style:style>
    <style:style style:name="P20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d661b" style:font-weight-asian="bold" style:font-weight-complex="bold"/>
    </style:style>
    <style:style style:name="T3" style:family="text">
      <style:text-properties fo:font-weight="bold" officeooo:rsid="002f8094" style:font-weight-asian="bold" style:font-weight-complex="bold"/>
    </style:style>
    <style:style style:name="T4" style:family="text">
      <style:text-properties fo:font-weight="bold" officeooo:rsid="00380522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e23d4" style:font-weight-asian="normal" style:font-weight-complex="normal"/>
    </style:style>
    <style:style style:name="T7" style:family="text">
      <style:text-properties fo:font-weight="normal" officeooo:rsid="002f8094" style:font-weight-asian="normal" style:font-weight-complex="normal"/>
    </style:style>
    <style:style style:name="T8" style:family="text">
      <style:text-properties fo:font-weight="normal" officeooo:rsid="0032631d" style:font-weight-asian="normal" style:font-weight-complex="normal"/>
    </style:style>
    <style:style style:name="T9" style:family="text">
      <style:text-properties fo:font-weight="normal" officeooo:rsid="003a7c94" style:font-weight-asian="normal" style:font-weight-complex="normal"/>
    </style:style>
    <style:style style:name="T10" style:family="text">
      <style:text-properties officeooo:rsid="001f2ce0"/>
    </style:style>
    <style:style style:name="T11" style:family="text">
      <style:text-properties officeooo:rsid="002d661b"/>
    </style:style>
    <style:style style:name="T12" style:family="text">
      <style:text-properties officeooo:rsid="0030ec64"/>
    </style:style>
    <style:style style:name="T13" style:family="text">
      <style:text-properties officeooo:rsid="00346f82"/>
    </style:style>
    <style:style style:name="T14" style:family="text">
      <style:text-properties officeooo:rsid="00380522"/>
    </style:style>
    <style:style style:name="T15" style:family="text">
      <style:text-properties officeooo:rsid="0038069d"/>
    </style:style>
    <style:style style:name="T16" style:family="text">
      <style:text-properties fo:color="#3d5afe" loext:opacity="100%"/>
    </style:style>
    <style:style style:name="T17" style:family="text">
      <style:text-properties officeooo:rsid="003f41a9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ícios de Linux</text:p>
      <text:p text:style-name="Standard"/>
      <text:p text:style-name="P8">Aluno: <text:span text:style-name="T15">Luís Miguel da Silva Pacheco</text:span></text:p>
      <text:p text:style-name="Standard"/>
      <text:p text:style-name="Standard"/>
      <text:p text:style-name="Standard"><text:span text:style-name="T1">Instruções</text:span>: Para a realização dos exercícios abaixo, abra uma sessão com <text:span text:style-name="T11">seu </text:span>usuário <text:span text:style-name="T11">no servidor do campus</text:span>.</text:p>
      <text:p text:style-name="Standard">Ao final de cada exercício, copie a tela do terminal colando <text:span text:style-name="T12">em um</text:span> documento <text:span text:style-name="T12">do libreoffice writer</text:span>.</text:p>
      <text:p text:style-name="Standard">Ao final da lista de exercícios, salve o arquivo com o seu nome, e <text:span text:style-name="T10">poste a atividade no moodle</text:span></text:p>
      <text:p text:style-name="Standard"/>
      <text:list xml:id="list999217525" text:style-name="L1">
        <text:list-item>
          <text:p text:style-name="P9">Dentro da pasta <text:span text:style-name="T1">/home/</text:span><text:span text:style-name="T4">lab</text:span><text:span text:style-name="T2">/</text:span><text:span text:style-name="T4">IIR</text:span>, crie <text:span text:style-name="T13">as pastas ex1, pasta1, pasta2 e pasta</text:span><text:span text:style-name="T14">3</text:span><text:span text:style-name="T13"> n</text:span>a seguinte estrutura de pastas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9">ex1 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draw:line text:anchor-type="paragraph" draw:z-index="0" draw:name="Shape1" draw:style-name="gr1" draw:text-style-name="P20" svg:x1="4.688cm" svg:y1="0.078cm" svg:x2="2.688cm" svg:y2="1.078cm"><text:p/></draw:line><draw:line text:anchor-type="paragraph" draw:z-index="1" draw:name="Shape2" draw:style-name="gr1" draw:text-style-name="P20" svg:x1="4.688cm" svg:y1="1.078cm" svg:x2="4.688cm" svg:y2="0.078cm"><text:p/></draw:line><draw:line text:anchor-type="paragraph" draw:z-index="2" draw:name="Shape3" draw:style-name="gr1" draw:text-style-name="P20" svg:x1="7.189cm" svg:y1="1.078cm" svg:x2="4.688cm" svg:y2="0.078cm"><text:p/></draw:line></text:p>
      <text:p text:style-name="Standard"/>
      <text:list xml:id="list173861205513398" text:continue-numbering="true" text:style-name="L1">
        <text:list-item>
          <text:list>
            <text:list-header>
              <text:p text:style-name="P9">pasta1<text:tab/><text:tab/>pasta2<text:tab/><text:tab/>pasta3</text:p>
            </text:list-header>
          </text:list>
        </text:list-item>
      </text:list>
      <text:p text:style-name="Standard"/>
      <text:p text:style-name="P7">Copie e cole com o mouse aqui o resultado, em formato texto.</text:p>
      <text:p text:style-name="P7"/>
      <text:p text:style-name="P16"><text:tab/>lab@lab:~$ cd IIR</text:p>
      <text:p text:style-name="P16"><text:tab/>lab@lab:~/IIR$ mkdir ex1</text:p>
      <text:p text:style-name="P16"><text:tab/>lab@lab:~/IIR$ cd ex1</text:p>
      <text:p text:style-name="P16"><text:tab/>lab@lab:~/IIR/ex1$ mkdir pasta1 pasta2 pasta3</text:p>
      <text:p text:style-name="P16"><text:tab/>lab@lab:~/IIR/ex1$ ls -l</text:p>
      <text:p text:style-name="P16"><text:tab/>total 12</text:p>
      <text:p text:style-name="P16"><text:tab/>drwxrwxr-x 2 lab lab 4096 jul <text:s/>3 16:25 pasta1</text:p>
      <text:p text:style-name="P16"><text:tab/>drwxrwxr-x 2 lab lab 4096 jul <text:s/>3 16:25 pasta2</text:p>
      <text:p text:style-name="P16"><text:tab/>drwxrwxr-x 2 lab lab 4096 jul <text:s/>3 16:25 pasta3</text:p>
      <text:p text:style-name="P7"/>
      <text:p text:style-name="P7"/>
      <text:p text:style-name="Standard"/>
      <text:p text:style-name="Standard"/>
      <text:list xml:id="list173860428618255" text:continue-numbering="true" text:style-name="L1">
        <text:list-item>
          <text:p text:style-name="P9">Dentro da pasta <text:span text:style-name="T1">ex1/pasta1</text:span>, crie um arquivo com nome <text:span text:style-name="T1">raiz</text:span><text:span text:style-name="T5">, e coloque como conteúdo deste arquivo a listagem da pasta raiz do computador (</text:span><text:span text:style-name="T1">/</text:span><text:span text:style-name="T5">).</text:span></text:p>
        </text:list-item>
      </text:list>
      <text:p text:style-name="P2"/>
      <text:p text:style-name="P15"><text:tab/><text:span text:style-name="T16">lab@lab:~/IIR/ex1$ cd pasta1</text:span></text:p>
      <text:p text:style-name="P17"><text:tab/>lab@lab:~/IIR/ex1/pasta1$ ls / &gt; raiz</text:p>
      <text:p text:style-name="P2"/>
      <text:list xml:id="list173859715942067" text:continue-numbering="true" text:style-name="L1">
        <text:list-item>
          <text:p text:style-name="P9"><text:span text:style-name="T5">Acrescente ao final do arquivo </text:span><text:span text:style-name="T1">raiz</text:span><text:span text:style-name="T5">, a mesma listagem de arquivos da raiz do computador, mas desta vez de modo detalhado.</text:span></text:p>
        </text:list-item>
      </text:list>
      <text:p text:style-name="P2"/>
      <text:p text:style-name="P2"><text:tab/><text:span text:style-name="T16">lab@lab:~/IIR/ex1/pasta1$ ls -l / &gt; raiz</text:span></text:p>
      <text:p text:style-name="P2"/>
      <text:p text:style-name="P2"/>
      <text:list xml:id="list173860091965335" text:continue-numbering="true" text:style-name="L1">
        <text:list-item>
          <text:p text:style-name="P9"><text:span text:style-name="T5">Qual é o tamanho que ficou o arquivo </text:span><text:span text:style-name="T1">raiz</text:span><text:span text:style-name="T5">? Explique quais são as permissões atribuídas a esse arquivo raiz. Qual é o dono, qual o grupo do dono do arquivo, e quem </text:span><text:span text:style-name="T6">tem permissão para</text:span><text:span text:style-name="T5"> fazer o quê com esse arquivo?</text:span></text:p>
        </text:list-item>
      </text:list>
      <text:p text:style-name="P2"/>
      <text:p text:style-name="P2"><text:tab/><text:span text:style-name="T16">lab@lab:~/IIR/ex1/pasta1$ ls -l</text:span></text:p>
      <text:p text:style-name="P18"><text:tab/>total 4</text:p>
      <text:p text:style-name="P18"><text:tab/>-rw-rw-r-- 1 lab lab 1442 jul <text:s/>3 16:49 raiz</text:p>
      <text:p text:style-name="P2"/>
      <text:list xml:id="list173860667008888" text:continue-numbering="true" text:style-name="L1">
        <text:list-item>
          <text:p text:style-name="P9"><text:soft-page-break/><text:span text:style-name="T5">Copie esse arquivo </text:span><text:span text:style-name="T1">raiz</text:span><text:span text:style-name="T5"> para a pasta </text:span><text:span text:style-name="T1">ex1/pasta2</text:span><text:span text:style-name="T5">, usando o comando cp.</text:span></text:p>
        </text:list-item>
      </text:list>
      <text:p text:style-name="P2"/>
      <text:p text:style-name="P2"><text:tab/><text:span text:style-name="T16">lab@lab:~$ cd IIR</text:span></text:p>
      <text:p text:style-name="P18"><text:tab/>lab@lab:~/IIR$ cd ex1</text:p>
      <text:p text:style-name="P18"><text:tab/>lab@lab:~/IIR/ex1$ cp pasta1/raiz pasta2</text:p>
      <text:p text:style-name="P18"/>
      <text:list xml:id="list173861377885114" text:continue-numbering="true" text:style-name="L1">
        <text:list-item>
          <text:p text:style-name="P10"><text:span text:style-name="T7">Entre na pasta ex</text:span><text:span text:style-name="T8">1</text:span><text:span text:style-name="T7">/pasta2</text:span></text:p>
        </text:list-item>
      </text:list>
      <text:p text:style-name="P3"/>
      <text:p text:style-name="P3"><text:tab/><text:span text:style-name="T16">lab@lab:~/IIR/ex1$ cd pasta2</text:span></text:p>
      <text:p text:style-name="P3"/>
      <text:list xml:id="list173860159922565" text:continue-numbering="true" text:style-name="L1">
        <text:list-item>
          <text:p text:style-name="P10"><text:span text:style-name="T5">Renomeie o arquivo </text:span><text:span text:style-name="T3">raiz</text:span><text:span text:style-name="T5"> para </text:span><text:span text:style-name="T1">texto2.txt</text:span><text:span text:style-name="T5">, usando o comando mv.</text:span></text:p>
        </text:list-item>
      </text:list>
      <text:p text:style-name="P4"/>
      <text:p text:style-name="P4"><text:tab/><text:span text:style-name="T16">lab@lab:~/IIR/ex1/pasta2$ mv raiz texto2.txt</text:span></text:p>
      <text:p text:style-name="P4"/>
      <text:list xml:id="list173860622537097" text:continue-numbering="true" text:style-name="L1">
        <text:list-item>
          <text:p text:style-name="P11"><text:span text:style-name="T5">Mude a permissão do arquivo </text:span><text:span text:style-name="T1">texto2.txt</text:span><text:span text:style-name="T5"> para –rwxr-xr-x</text:span></text:p>
        </text:list-item>
      </text:list>
      <text:p text:style-name="P3"/>
      <text:p text:style-name="P3"><text:tab/><text:span text:style-name="T16">lab@lab:~/IIR/ex1/pasta2$ chmod 755 texto2.txt</text:span></text:p>
      <text:p text:style-name="P3"/>
      <text:list xml:id="list173861257750398" text:continue-numbering="true" text:style-name="L1">
        <text:list-item>
          <text:p text:style-name="P12">Altere a permissão do arquivo texto2.txt para permitir acesso total somente pelo dono, e sem acesso para o grupo do dono e os demais.</text:p>
        </text:list-item>
      </text:list>
      <text:p text:style-name="P3"/>
      <text:p text:style-name="P3"><text:tab/><text:span text:style-name="T16">lab@lab:~/IIR/ex1/pasta2$ chmod 700 texto2.txt</text:span></text:p>
      <text:p text:style-name="P3"/>
      <text:list xml:id="list173860046229510" text:continue-numbering="true" text:style-name="L1">
        <text:list-item>
          <text:p text:style-name="P12">Retorne para a pasta HOME e remova a pasta ex1/pasta1</text:p>
        </text:list-item>
      </text:list>
      <text:p text:style-name="P2"/>
      <text:p text:style-name="P2"><text:tab/><text:span text:style-name="T16">lab@lab:~/IIR/ex1$ cd ~</text:span></text:p>
      <text:p text:style-name="P18"><text:tab/>lab@lab:~$ cd ..</text:p>
      <text:p text:style-name="P18"><text:tab/>lab@lab:/home$ rm lab/IIR/ex1/pasta1/raiz</text:p>
      <text:p text:style-name="P19"><text:tab/><text:span text:style-name="T17">3</text:span></text:p>
      <text:p text:style-name="P19">lab@lab:/home$ rmdir lab/IIR/ex1/pasta1</text:p>
      <text:p text:style-name="P2"/>
      <text:p text:style-name="P6"/>
      <text:p text:style-name="P5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lio Royer</meta:initial-creator>
    <meta:creation-date>2010-08-26T09:05:05</meta:creation-date>
    <meta:printed-by>Julio Royer</meta:printed-by>
    <meta:print-date>2010-08-26T09:44:31</meta:print-date>
    <dc:date>2025-07-03T17:38:59.332945549</dc:date>
    <meta:editing-duration>PT11H34M3S</meta:editing-duration>
    <meta:editing-cycles>16</meta:editing-cycles>
    <meta:generator>LibreOffice/7.3.7.2$Linux_X86_64 LibreOffice_project/30$Build-2</meta:generator>
    <meta:document-statistic meta:table-count="0" meta:image-count="0" meta:object-count="0" meta:page-count="2" meta:paragraph-count="45" meta:word-count="371" meta:character-count="2283" meta:non-whitespace-character-count="1934"/>
  </office:meta>
</office:document-meta>
</file>